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005c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0a35" officeooo:paragraph-rsid="00020a3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paragraph-rsid="00005cd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paragraph-rsid="0003504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officeooo:rsid="00035049" officeooo:paragraph-rsid="0003504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05cdd" officeooo:paragraph-rsid="00005cd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3504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54be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weight="normal" officeooo:rsid="00005cdd" officeooo:paragraph-rsid="00005cd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05f68a" officeooo:paragraph-rsid="00054be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5f68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0a35" officeooo:paragraph-rsid="00020a3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20a35" officeooo:paragraph-rsid="0008160e" style:font-weight-asian="bold" style:font-weight-complex="bold"/>
    </style:style>
    <style:style style:name="T1" style:family="text">
      <style:text-properties fo:font-weight="normal" officeooo:rsid="00005cdd" style:font-weight-asian="normal" style:font-weight-complex="normal"/>
    </style:style>
    <style:style style:name="T2" style:family="text">
      <style:text-properties fo:font-weight="normal" officeooo:rsid="00020a35" style:font-weight-asian="normal" style:font-weight-complex="normal"/>
    </style:style>
    <style:style style:name="T3" style:family="text">
      <style:text-properties fo:font-weight="normal" officeooo:rsid="00035049" style:font-weight-asian="normal" style:font-weight-complex="normal"/>
    </style:style>
    <style:style style:name="T4" style:family="text">
      <style:text-properties fo:font-weight="normal" officeooo:rsid="00054beb" style:font-weight-asian="normal" style:font-weight-complex="normal"/>
    </style:style>
    <style:style style:name="T5" style:family="text">
      <style:text-properties fo:font-weight="normal" officeooo:rsid="0008160e" style:font-weight-asian="normal" style:font-weight-complex="normal"/>
    </style:style>
    <style:style style:name="T6" style:family="text">
      <style:text-properties fo:font-weight="normal" officeooo:rsid="0009d32e" style:font-weight-asian="normal" style:font-weight-complex="normal"/>
    </style:style>
    <style:style style:name="T7" style:family="text">
      <style:text-properties fo:font-style="italic" fo:font-weight="normal" officeooo:rsid="00005cd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20a3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35049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4be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68e4f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9d32e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5f68a" style:font-style-asian="italic" style:font-style-complex="italic"/>
    </style:style>
    <style:style style:name="T15" style:family="text">
      <style:text-properties fo:font-style="normal" fo:font-weight="normal" officeooo:rsid="00005cd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20a35" style:font-style-asian="normal" style:font-weight-asian="normal" style:font-style-complex="normal" style:font-weight-complex="normal"/>
    </style:style>
    <style:style style:name="T17" style:family="text">
      <style:text-properties fo:color="#800000" fo:font-weight="normal" officeooo:rsid="00035049" style:font-weight-asian="normal" style:font-weight-complex="normal"/>
    </style:style>
    <style:style style:name="T18" style:family="text">
      <style:text-properties fo:color="#800000" fo:font-weight="normal" officeooo:rsid="00054beb" style:font-weight-asian="normal" style:font-weight-complex="normal"/>
    </style:style>
    <style:style style:name="T19" style:family="text">
      <style:text-properties fo:color="#800000" fo:font-weight="normal" officeooo:rsid="0009d32e" style:font-weight-asian="normal" style:font-weight-complex="normal"/>
    </style:style>
    <style:style style:name="T20" style:family="text">
      <style:text-properties officeooo:rsid="0005f68a"/>
    </style:style>
    <style:style style:name="T21" style:family="text">
      <style:text-properties officeooo:rsid="00068e4f"/>
    </style:style>
    <style:style style:name="T22" style:family="text">
      <style:text-properties officeooo:rsid="00081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2">PROTÓTIPO DE SISTEMA DE GERENCIAMENTO DE SENSORES FOCANDO ANÁLISE DE QUALIDADE DE REDES DE DISTRIBUIÇÃO ELÉTRICA</text:span></text:p>
      <text:p text:style-name="P2"/>
      <text:p text:style-name="P2"/>
      <text:p text:style-name="P2"/>
      <text:p text:style-name="P2">RESUMO</text:p>
      <text:p text:style-name="P11"/>
      <text:p text:style-name="P1"><text:span text:style-name="T1"><text:tab/>Como se vê na atualidade, nos métodos de análise de dados de uma determinada área ou indústria, onde há vários equipamentos e grandezas que precisam de ser monitoradas constantemente, vemos um número de sensores espalhados pelo ambiente e um tipo de central de aquisição e tratamento destes dados. Este equipamento na maioria das vezes é um computador ou equivalente com uma </text:span><text:span text:style-name="T7">interface</text:span><text:span text:style-name="T1"> que integra o usuário/</text:span><text:span text:style-name="T5">administrador</text:span><text:span text:style-name="T1"> com a rede sensores. Logicamente, esta, é disposta através de um </text:span><text:span text:style-name="T7">software</text:span><text:span text:style-name="T1"> de gerenciamento que é dado pelo fornecedor do equipamento. O </text:span><text:span text:style-name="T7">software</text:span><text:span text:style-name="T15"> do equipamento, que é, no custo todo, o que</text:span><text:span text:style-name="T1"> sai caro na maioria das vezes devido ao nível do recurso intelectual investido em tal equipamento. Porêm, alternativas </text:span><text:span text:style-name="T7">opensources</text:span><text:span text:style-name="T15"> têm se mostrado cada vez mais interessantes em sistemas de automação</text:span><text:span text:style-name="T16"> pois as ferramentas de desenvolvimento são gratuitas e com uma manutenção permanente (dependendo do modelo de gerenciamento de projeto, mas a maioria das ferramentas dão suporte ao usuário constantemente criando novas atualizações para resolver problemas da versão atual). <text:s text:c="2"/></text:span></text:p>
      <text:p text:style-name="P1"><text:span text:style-name="T1"><text:tab/></text:span><text:span text:style-name="T2">Além de </text:span><text:span text:style-name="T1">diminuir o custo das soluções, </text:span><text:span text:style-name="T2">outro foco do protótipo é garantir um sistema multiplataforma entre processadores de </text:span><text:span text:style-name="T8">32bits</text:span><text:span text:style-name="T16">. O conceito de multiplataforma, é tentar gerar uma ferramenta que seja altamente portável para vários tipos de arquiteturas, garantindo transparência para os usuários do protótipo.</text:span></text:p>
      <text:p text:style-name="P3"><text:span text:style-name="T1"><text:tab/>O projeto em si, tem como ponto de partida a pesquisa do Prof. Franklin Martins Pamplona do IFPB com Grupo de Eletrônica, Controle e Automação do IFPB (GECA). Onde utiliza-se uma gama de sensores de corrente e tensão espalhados por uma substação e uma central de aquisição e tratamento de dados, conectados através de uma rede Xbee (IEEE 802.15.4). Mais detalhes sobre o projeto em </text:span><text:a xlink:type="simple" xlink:href="http://www.engeca.org/"><text:span text:style-name="T1">http://www.engeca.org</text:span></text:a><text:span text:style-name="T1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5">INTRODUÇÃO</text:p>
      <text:p text:style-name="P7"/>
      <text:p text:style-name="P8">1.1 ORIGEM DO TRABALHO </text:p>
      <text:p text:style-name="P8"/>
      <text:p text:style-name="P4"><text:span text:style-name="T3"><text:tab/></text:span><text:span text:style-name="T5">A motivação</text:span><text:span text:style-name="T3"> para a produção deste, foi o intuito de torna</text:span><text:span text:style-name="T4">r</text:span><text:span text:style-name="T3"> portável um sistema de gerenciamento de sensores, como o confeccionado em </text:span><text:span text:style-name="T17">(PAMPLONA, 2011),</text:span><text:span text:style-name="T3"> escrito em uma linguagem de programação </text:span><text:span text:style-name="T5">muito </text:span><text:span text:style-name="T3">utilizada em sistemas operancionais </text:span><text:span text:style-name="T11">L</text:span><text:span text:style-name="T9">inux</text:span><text:span text:style-name="T3">. A linguagem utilizada pelo grupo para criar o </text:span><text:span text:style-name="T9">software</text:span><text:span text:style-name="T3"> foi o </text:span><text:span text:style-name="T9">Python,</text:span><text:span text:style-name="T3"> por ser robusta, leve, alto nível e facilmente portável para outras arquiteturas de processadores. </text:span></text:p>
      <text:p text:style-name="P4"><text:span text:style-name="T3"><text:tab/>O porque de escolher uma liguagem de alto nível para utilização no protótipo </text:span><text:span text:style-name="T5">é outra vantagem, pois </text:span><text:span text:style-name="T3">se pode configurar o sistema de forma simples e rápida, implementando rotinas pequenas sem que o administrador precise de um conhecimento mais denso sobre a máquina. Estes tipos de </text:span><text:span text:style-name="T4">modelos de sistemas podem ser vistos no dia a dia, como </text:span><text:span text:style-name="T6">o </text:span><text:span text:style-name="T19">Arduino,</text:span><text:span text:style-name="T4"> </text:span><text:span text:style-name="T6">que lhe proporciona programar o firmware do microcontrolador de </text:span><text:span text:style-name="T12">8bits</text:span><text:span text:style-name="T6"> com uma liguagem bem mais simples que o </text:span><text:span text:style-name="T12">C/C++</text:span><text:span text:style-name="T6">, ou </text:span><text:span text:style-name="T18">Android OS</text:span><text:span text:style-name="T4">, que faz com que qualquer usuário com conhecimentos básicos em </text:span><text:span text:style-name="T10">java</text:span><text:span text:style-name="T4"> possa criar suas aplicações.</text:span></text:p>
      <text:p text:style-name="P9"/>
      <text:p text:style-name="P9"/>
      <text:p text:style-name="P10">1.2 ÁREA</text:p>
      <text:p text:style-name="P10"/>
      <text:p text:style-name="P10"><text:tab/>Neste trabalho, foi realizado o desenvolvimento de um conjunto de ferramentas para utilização em Instrumentação Eletrônica. <text:span text:style-name="T20">Este conjunto de ferramentas está disposto em um sistema operacional </text:span><text:span text:style-name="T14">Linux </text:span><text:span text:style-name="T20">básico que pode ser reconfigurável facilemente através de uma linguagem de alto nível.</text:span></text:p>
      <text:p text:style-name="P12"><text:tab/>Devido a vantagem de ser multiplataforma, ele pode ser utilizado em vários equipamentos que port<text:span text:style-name="T22">am</text:span> uma arquitetura de <text:span text:style-name="T13">32bits</text:span>. Esta vantagem que acaba com o esforço de ter que criar um sistema do zero para uma determinada Plataforma de Medição de Parâmetros.</text:p>
      <text:p text:style-name="P12"><text:tab/>Através do sistema pode-se medir qualquer tipo de variável, seja ela corrente elétrica, sensores de pressão, temperatura, etc., depend<text:span text:style-name="T22">endo</text:span> do que for configurado no sistema <text:span text:style-name="T22">pode-se até atuar na área com motores ou chaves</text:span>.</text:p>
      <text:p text:style-name="P12"/>
      <text:p text:style-name="P12"/>
      <text:p text:style-name="P13"><text:span text:style-name="T20">1.3 </text:span><text:span text:style-name="T21">PROBLEMÁTICA</text:span></text:p>
      <text:p text:style-name="P13"><text:span text:style-name="T21"/></text:p>
      <text:p text:style-name="P13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ton </meta:initial-creator>
    <meta:creation-date>2012-05-04T14:17:47</meta:creation-date>
    <dc:date>2012-05-04T19:54:42</dc:date>
    <dc:creator>everton </dc:creator>
    <meta:editing-duration>PT01H46M42S</meta:editing-duration>
    <meta:editing-cycles>3</meta:editing-cycles>
    <meta:generator>BrOffice.org/3.2$Linux OpenOffice.org_project/320m19$Build-9505</meta:generator>
    <meta:document-statistic meta:table-count="0" meta:image-count="0" meta:object-count="0" meta:page-count="2" meta:paragraph-count="15" meta:word-count="577" meta:character-count="3730"/>
  </office:meta>
</office:document-meta>
</file>